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1f06" officeooo:paragraph-rsid="00131f06"/>
    </style:style>
    <style:style style:name="P2" style:family="paragraph" style:parent-style-name="Standard">
      <style:text-properties officeooo:rsid="00131f06" officeooo:paragraph-rsid="0014e39e"/>
    </style:style>
    <style:style style:name="P3" style:family="paragraph" style:parent-style-name="Standard">
      <style:text-properties officeooo:rsid="00131f06" officeooo:paragraph-rsid="0016f0ce"/>
    </style:style>
    <style:style style:name="P4" style:family="paragraph" style:parent-style-name="Standard">
      <style:text-properties officeooo:rsid="0014e39e" officeooo:paragraph-rsid="0014e39e"/>
    </style:style>
    <style:style style:name="P5" style:family="paragraph" style:parent-style-name="Standard">
      <style:text-properties officeooo:rsid="001546ed" officeooo:paragraph-rsid="001546ed"/>
    </style:style>
    <style:style style:name="P6" style:family="paragraph" style:parent-style-name="Standard">
      <style:text-properties officeooo:rsid="0016348f" officeooo:paragraph-rsid="0016348f"/>
    </style:style>
    <style:style style:name="P7" style:family="paragraph" style:parent-style-name="Standard">
      <style:text-properties officeooo:rsid="0016f0ce" officeooo:paragraph-rsid="0016348f"/>
    </style:style>
    <style:style style:name="P8" style:family="paragraph" style:parent-style-name="Standard">
      <style:text-properties officeooo:rsid="00182a3b" officeooo:paragraph-rsid="00182a3b"/>
    </style:style>
    <style:style style:name="P9" style:family="paragraph" style:parent-style-name="Standard">
      <style:text-properties officeooo:rsid="00182a3b" officeooo:paragraph-rsid="00182a3b"/>
    </style:style>
    <style:style style:name="P10" style:family="paragraph" style:parent-style-name="Standard">
      <style:text-properties officeooo:rsid="001aa7f3" officeooo:paragraph-rsid="001aa7f3"/>
    </style:style>
    <style:style style:name="P11" style:family="paragraph" style:parent-style-name="Standard">
      <style:text-properties officeooo:rsid="001aa7f3" officeooo:paragraph-rsid="001c88c3"/>
    </style:style>
    <style:style style:name="P12" style:family="paragraph" style:parent-style-name="Standard">
      <style:text-properties officeooo:rsid="001c88c3" officeooo:paragraph-rsid="001c88c3"/>
    </style:style>
    <style:style style:name="P13" style:family="paragraph" style:parent-style-name="Standard">
      <style:text-properties officeooo:rsid="001e4436" officeooo:paragraph-rsid="001e4436"/>
    </style:style>
    <style:style style:name="P14" style:family="paragraph" style:parent-style-name="Standard">
      <style:text-properties officeooo:rsid="0021b965" officeooo:paragraph-rsid="0021b965"/>
    </style:style>
    <style:style style:name="P15" style:family="paragraph" style:parent-style-name="Standard">
      <style:text-properties officeooo:rsid="0022febf" officeooo:paragraph-rsid="0022febf"/>
    </style:style>
    <style:style style:name="P16" style:family="paragraph" style:parent-style-name="Standard">
      <style:text-properties officeooo:rsid="0022febf" officeooo:paragraph-rsid="0024afde"/>
    </style:style>
    <style:style style:name="P17" style:family="paragraph" style:parent-style-name="Standard">
      <style:text-properties officeooo:rsid="0022febf" officeooo:paragraph-rsid="00269b2b"/>
    </style:style>
    <style:style style:name="P18" style:family="paragraph" style:parent-style-name="Standard">
      <style:text-properties officeooo:rsid="0027efdb" officeooo:paragraph-rsid="0027efdb"/>
    </style:style>
    <style:style style:name="P19" style:family="paragraph" style:parent-style-name="Standard">
      <style:text-properties officeooo:rsid="002842e3" officeooo:paragraph-rsid="002842e3"/>
    </style:style>
    <style:style style:name="P20" style:family="paragraph" style:parent-style-name="Standard">
      <style:text-properties officeooo:rsid="0029639a" officeooo:paragraph-rsid="0029639a"/>
    </style:style>
    <style:style style:name="P21" style:family="paragraph" style:parent-style-name="Standard">
      <style:text-properties officeooo:rsid="002973e2" officeooo:paragraph-rsid="002973e2"/>
    </style:style>
    <style:style style:name="T1" style:family="text">
      <style:text-properties officeooo:rsid="0014e39e"/>
    </style:style>
    <style:style style:name="T2" style:family="text">
      <style:text-properties officeooo:rsid="001546ed"/>
    </style:style>
    <style:style style:name="T3" style:family="text">
      <style:text-properties officeooo:rsid="0016348f"/>
    </style:style>
    <style:style style:name="T4" style:family="text">
      <style:text-properties officeooo:rsid="0016f0ce"/>
    </style:style>
    <style:style style:name="T5" style:family="text">
      <style:text-properties officeooo:rsid="00182a3b"/>
    </style:style>
    <style:style style:name="T6" style:family="text">
      <style:text-properties officeooo:rsid="0019dca0"/>
    </style:style>
    <style:style style:name="T7" style:family="text">
      <style:text-properties officeooo:rsid="001c88c3"/>
    </style:style>
    <style:style style:name="T8" style:family="text">
      <style:text-properties officeooo:rsid="001e4436"/>
    </style:style>
    <style:style style:name="T9" style:family="text">
      <style:text-properties officeooo:rsid="0020b229"/>
    </style:style>
    <style:style style:name="T10" style:family="text">
      <style:text-properties officeooo:rsid="0020b308"/>
    </style:style>
    <style:style style:name="T11" style:family="text">
      <style:text-properties officeooo:rsid="0024afde"/>
    </style:style>
    <style:style style:name="T12" style:family="text">
      <style:text-properties officeooo:rsid="002537f4"/>
    </style:style>
    <style:style style:name="T13" style:family="text">
      <style:text-properties officeooo:rsid="00269b2b"/>
    </style:style>
    <style:style style:name="T14" style:family="text">
      <style:text-properties officeooo:rsid="00131f06"/>
    </style:style>
    <style:style style:name="T15" style:family="text">
      <style:text-properties officeooo:rsid="0027efdb"/>
    </style:style>
    <style:style style:name="T16" style:family="text">
      <style:text-properties officeooo:rsid="002842e3"/>
    </style:style>
    <style:style style:name="T17" style:family="text">
      <style:text-properties officeooo:rsid="0028988b"/>
    </style:style>
    <style:style style:name="T18" style:family="text">
      <style:text-properties officeooo:rsid="00291142"/>
    </style:style>
    <style:style style:name="T19" style:family="text">
      <style:text-properties officeooo:rsid="002973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s Marcela Vidal was about to die.</text:p>
      <text:p text:style-name="P1"/>
      <text:p text:style-name="P2">There was a path which ran by the river. It was black asphalt. Despite the limited infrastructure budget of the local community, it was in relatively good state of repairs, with minimal cracks, and only a bit of filling here and there. This was largely due to <text:span text:style-name="T1">the proximity of the area to the federal city, with its substantially larger checkbook and desire to look modern. </text:span></text:p>
      <text:p text:style-name="P2"/>
      <text:p text:style-name="P2"><text:span text:style-name="T1">A road arced over the path. It was the start to a very large, cold war era bridge which spanned the river, bringing the thousands upon thousands of federal workers into the city from the more inexpensive outskirts. One could clearly both hear and see the cars coming over the bridge. </text:span><text:span text:style-name="T2">Once underneath the road itself them became a dull roar, which one could both hear and feel.</text:span></text:p>
      <text:p text:style-name="P2"/>
      <text:p text:style-name="P4">The water danced and lapped gently by the shore, which was held in place by rocks of various sizes. There was only the smallest bit of grass, somewhat overgrown, perfunctorily sandwiched between the dark wet stone and the sandy skirt of the path. </text:p>
      <text:p text:style-name="P4"/>
      <text:p text:style-name="P4">The road was highly elevated over the path, at the height of an overpass. Before the path, the road inclined upward and the engineers had fitted reinforcing on the sides to hold the concrete earthen ramp in place. The drips of car oil and <text:span text:style-name="T2">rust and minerals</text:span> from the metals of the bridge seeped out on every rain and formed discolored <text:span text:style-name="T2">stains, which ran down from the road bed and mingled with an impressive array of graffiti which covered the retaining wall. </text:span></text:p>
      <text:p text:style-name="P4"/>
      <text:p text:style-name="P5">Before the road there was a tiny area of green, with a number of trees, halfheartedly placed when the area was redone a decade ago. Beating both pessimistic and optimistic predictions, they had neither died, nor grown, and provided negligible shade. </text:p>
      <text:p text:style-name="P5"/>
      <text:p text:style-name="P5">The sun was miserable and inescapable, despite it being close to sunset. It clung to every avenue of annoyance. In its desperation to make up for the oncoming night, it was everywhere. With every car, <text:span text:style-name="T1">the reflection of the now vibrant setting sun bounced off the tinted windows and formed </text:span>racing <text:span text:style-name="T1">shining images which sped parallel to the road. </text:span>The water was mostly still in the semi tidal estuary, yet the perturbations that existed served as mirrors, with blinding reflections of light playing off the shifting waters. </text:p>
      <text:p text:style-name="P5"/>
      <text:p text:style-name="P5">Most of all it hung in the sky, blasting over the buildings, <text:span text:style-name="T3">transforming them into two dimensional silhouettes of darkness framed by the brilliant gold of its light. </text:span></text:p>
      <text:p text:style-name="P5"/>
      <text:p text:style-name="P6">It covered the whole area in a warm glow. It was in impermanent yet timeless glow. It spoke of stasis and yet of drastic change. In this dichotomy, it was a nervous and frustrating light.</text:p>
      <text:p text:style-name="P6"/>
      <text:p text:style-name="P6">There were a few other travelers on the path. A businessman in his suit taking a walk. A rollerblader around college age in a dated blue and pink wind breaker. Yet soon, it was only Ms. Marcela Vidal who lay dead by the start of the bridge on the path. </text:p>
      <text:p text:style-name="P7"/>
      <text:p text:style-name="P3"><text:span text:style-name="T5">Antonio</text:span> Queirós <text:span text:style-name="T4">emerged from the side seat of the police cruiser and looked back into the car. He could make out the portly captain Silva arranging some paperwork, stuffing it into a folder. The other man closed it with some struggle, leaving corners of white sticking out in haphazard directions. The larger man, then grabbed the handhold at the top of the car door and heaved himself out of the vehicle. </text:span></text:p>
      <text:p text:style-name="P3"/>
      <text:p text:style-name="P3"><text:soft-page-break/>“<text:span text:style-name="T4">Fine day isn’t it </text:span><text:span text:style-name="T5">Antonio</text:span><text:span text:style-name="T4">?</text:span>” <text:span text:style-name="T5">The captain asked, wrapping himself in his captains coat as the breeze blew across the water.</text:span></text:p>
      <text:p text:style-name="P3"/>
      <text:p text:style-name="P3">“<text:span text:style-name="T5">Its not every day I’m able to contribute to a case myself.</text:span>”</text:p>
      <text:p text:style-name="P3"/>
      <text:p text:style-name="P8">Antonio brain worked quickly, trying to say something sufficiently flattering that wouldn’t wound the captain’s ego. </text:p>
      <text:p text:style-name="P8"/>
      <text:p text:style-name="P8">“I’m sure all the officers on duty <text:span text:style-name="T6">will be motivated by your presence sir.</text:span>” <text:span text:style-name="T6">Antonio offered, adjusting his hat </text:span><text:span text:style-name="T12">atop short black hair.</text:span></text:p>
      <text:p text:style-name="P8"/>
      <text:p text:style-name="P10">The Captain cracked a smile. “You don’t have to try to butter me up. I’d much rather leave things to you and the other men. But this case is special.”</text:p>
      <text:p text:style-name="P10"/>
      <text:p text:style-name="P10">“How so?” Antonio asked with a frown. They had told him nothing when the team had been put together. Yet there remained a possibility that Captain Silva had requested him personally. And that would be very important to make note of. He walked around the car and joined the other man. </text:p>
      <text:p text:style-name="P10"/>
      <text:p text:style-name="P10">They started walking in the direction of the crime scene.</text:p>
      <text:p text:style-name="P10"/>
      <text:p text:style-name="P11">The overpass where the trail when under the bridge was all cordoned off. There were at least five other officers <text:span text:style-name="T7">in the immediate vicinity</text:span> along with a specialist, judging by the man’s coat. <text:span text:style-name="T7">There were also a number of other men and women guarding the site, which due to the hour and vacancy of the trail mostly meant standing idle. </text:span></text:p>
      <text:p text:style-name="P11"/>
      <text:p text:style-name="P11"><text:span text:style-name="T7">Antonio frowned again. It was very rare for so many officers to be assigned to one case. </text:span></text:p>
      <text:p text:style-name="P11"/>
      <text:p text:style-name="P11">“<text:span text:style-name="T7">Do we have a file yet?” Antonio asked as they approached the cordoned area. </text:span></text:p>
      <text:p text:style-name="P11"/>
      <text:p text:style-name="P13">One of the idle guards came to attention and lifted the yellow plastic ribbon that demarcated the crime scene. </text:p>
      <text:p text:style-name="P11"/>
      <text:p text:style-name="P12">Silva made a <text:span text:style-name="T8">short exhale and shook his head while he ducked under </text:span><text:span text:style-name="T9">the tape. </text:span></text:p>
      <text:p text:style-name="P12"/>
      <text:p text:style-name="P12">“<text:span text:style-name="T10">Not yet. Its being put together as we speak. The event was discovered just this morning.</text:span>”</text:p>
      <text:p text:style-name="P12"/>
      <text:p text:style-name="P14">Another surprise. Typically securing funding for the real officers to arrive took time. A ground team would be sent to take photos and gather evidence, but he’d only seen a specialist on site once or twice, usually on the site of a multi-homicide. He vaguely knew that there was only one victim in this case. What had prompted the extra scrutiny?</text:p>
      <text:p text:style-name="P14"/>
      <text:p text:style-name="P15">Before they came to the crime scene proper, with the white coated specialist, the Captin suddenly pulled Antonio aside. “You’re a proper man. But I’ll just warn you not to mention the burn.”</text:p>
      <text:p text:style-name="P15"/>
      <text:p text:style-name="P15">Antonio had no idea what the captain was talking about. The vague knowledge he had of the case hadn’t talked of any fire. </text:p>
      <text:p text:style-name="P14"/>
      <text:p text:style-name="P16">“Antonio, this is Dr. Regina Azevedo!” The captain said with characteristic loudness, clapping both Antionio and the white coated specialist on the shoulder. </text:p>
      <text:p text:style-name="P16"><text:soft-page-break/><text:span text:style-name="T11">The woman turned to greet them, and Antonio instantly saw what the captain had warned of. The left side of the womans face was covered in a large burn. </text:span></text:p>
      <text:p text:style-name="P16"/>
      <text:p text:style-name="P16"><text:span text:style-name="T11">But she did offer a slight smile, which Antionio noted was likley only for the sake of the Captain. </text:span></text:p>
      <text:p text:style-name="P16"/>
      <text:p text:style-name="P17">“<text:span text:style-name="T11">Captain Silva. Its an honor to work with you.</text:span>” <text:span text:style-name="T11">She said. </text:span><text:span text:style-name="T13">She locked eyes with Antonio. “And you would be Mr. </text:span><text:span text:style-name="T14">Queirós?</text:span><text:span text:style-name="T13">” </text:span><text:span text:style-name="T15">She asked, extending a hand, which he took.</text:span></text:p>
      <text:p text:style-name="P17"/>
      <text:p text:style-name="P17">“<text:span text:style-name="T15">Yes. I am looking forward to working with you as well doctor.</text:span>” <text:span text:style-name="T15">He tried to smile, but truthfully, the woman’s burn scar was quite horrifying to look at. A full third of her face was gone. He looked away and tried to come up with small talk. </text:span></text:p>
      <text:p text:style-name="P17"/>
      <text:p text:style-name="P17">“<text:span text:style-name="T15">I have not seen you at the station. Do you normally work for this district?</text:span>” <text:span text:style-name="T15">he asked. </text:span></text:p>
      <text:p text:style-name="P17"/>
      <text:p text:style-name="P18">But captain Silva interrupted, with a beaming smile. “Dr. Azevedo is being loaned to us from headquarters. She is the department’s number one rising criminal forensics specialist. She graduated with top marks from the federal university and attended her doctorate in America. I’m very happy she is on this case.”</text:p>
      <text:p text:style-name="P18"/>
      <text:p text:style-name="P18">“<text:span text:style-name="T16">Yes.</text:span>” <text:span text:style-name="T16">The woman stated, the smile slipping somewhat. She gestured to the scene behind her. “This is an unusual case. I’ll suspect that you will be interested in the details.”</text:span></text:p>
      <text:p text:style-name="P18"/>
      <text:p text:style-name="P19">The sudden turn of conversation back to the direct work at hand was quite unlike the social performance required when the captain was around. Did this woman think so higly of herself that she didn’t need to follow the usual order of things? </text:p>
      <text:p text:style-name="P19"/>
      <text:p text:style-name="P19">But he hid his emotions and nodded. </text:p>
      <text:p text:style-name="P19"/>
      <text:p text:style-name="P19">“<text:span text:style-name="T17">The captain did say that this case was special in some way.</text:span>”</text:p>
      <text:p text:style-name="P19"/>
      <text:p text:style-name="P19">“<text:span text:style-name="T18">It is still too early to say for sure, but I believe that it is indeed unusual. In the short period of time I have been here today I have already uncovered a number of unexpected facts. Perhaps you two can help shed some light on things.</text:span>”</text:p>
      <text:p text:style-name="P19"/>
      <text:p text:style-name="P20">At this point, even the captain knew things had deviated far into lets-get-to-work territory. </text:p>
      <text:p text:style-name="P20"/>
      <text:p text:style-name="P20">“Very well. There will always be lunch. I would like you two to get to know one another.” <text:span text:style-name="T19">The captain offered.</text:span></text:p>
      <text:p text:style-name="P20"/>
      <text:p text:style-name="P21">Antonio made the mistake of looking over at the same time as the doctor and awkwardly caught her eyes. </text:p>
      <text:p text:style-name="P21"/>
      <text:p text:style-name="P21">“Well, yes then.” He mumbled. “Lets see what we have.”</text:p>
      <text:p text:style-name="P21"/>
      <text:p text:style-name="P21">And the good doctor started her briefing.</text:p>
      <text:p text:style-name="P20"/>
      <text:p text:style-name="P20"/>
      <text:p text:style-name="P17"/>
      <text:p text:style-name="P17"/>
      <text:p text:style-name="P17"><text:soft-page-break/></text:p>
      <text:p text:style-name="P10"/>
      <text:p text:style-name="P10"/>
      <text:p text:style-name="P3"><text:s text:c="2"/></text:p>
      <text:p text:style-name="P2"/>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18:16:24.128000000</meta:creation-date>
    <dc:date>2021-05-11T08:59:37.548000000</dc:date>
    <meta:editing-duration>PT1H15M5S</meta:editing-duration>
    <meta:editing-cycles>21</meta:editing-cycles>
    <meta:generator>LibreOffice/7.1.2.2$Windows_X86_64 LibreOffice_project/8a45595d069ef5570103caea1b71cc9d82b2aae4</meta:generator>
    <meta:document-statistic meta:table-count="0" meta:image-count="0" meta:object-count="0" meta:page-count="4" meta:paragraph-count="46" meta:word-count="1424" meta:character-count="8002" meta:non-whitespace-character-count="6594"/>
  </office:meta>
</office:document-meta>
</file>